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84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7.303cm"/>
    </style:style>
    <style:style style:name="co6" style:family="table-column">
      <style:table-column-properties fo:break-before="auto" style:column-width="8.107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5.803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2.891cm"/>
    </style:style>
    <style:style style:name="co11" style:family="table-column">
      <style:table-column-properties fo:break-before="auto" style:column-width="3.667cm"/>
    </style:style>
    <style:style style:name="co12" style:family="table-column">
      <style:table-column-properties fo:break-before="auto" style:column-width="11.437cm"/>
    </style:style>
    <style:style style:name="co13" style:family="table-column">
      <style:table-column-properties fo:break-before="auto" style:column-width="8.634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8.968cm"/>
    </style:style>
    <style:style style:name="co16" style:family="table-column">
      <style:table-column-properties fo:break-before="auto" style:column-width="9.883cm"/>
    </style:style>
    <style:style style:name="co17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KY.IO.Port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</table:table>
      <table:table table:name="MKY.IO.Usb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</table:table>
      <table:table table:name="YAT.Gui.Forms.Main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/>
        </table:table-row>
      </table:table>
      <table:table table:name="YAT.Gui.Forms.Terminal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2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3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4]" office:value-type="string" office:string-value="MsgBox including error message with error character">
            <text:p>MsgBox including error message with error character</text:p>
          </table:table-cell>
          <table:table-cell/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man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30.11.2010</text:date>, <text:time>22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6H24M41S</meta:editing-duration>
    <meta:editing-cycles>13</meta:editing-cycles>
    <meta:generator>OpenOffice.org/3.2$Win32 OpenOffice.org_project/320m12$Build-9483</meta:generator>
    <dc:date>2010-11-30T22:26:05.73</dc:date>
    <dc:creator>Matthias Kläy</dc:creator>
    <meta:document-statistic meta:table-count="5" meta:cell-count="253" meta:object-count="0"/>
    <meta:user-defined meta:name="Info 1"/>
    <meta:user-defined meta:name="Info 2"/>
    <meta:user-defined meta:name="Info 3"/>
    <meta:user-defined meta:name="Info 4"/>
  </office:meta>
</office:document-meta>
</file>